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1.389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1.389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6.5" calcext:value-type="float">
            <text:p>6.5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7.5" calcext:value-type="float">
            <text:p>7.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SUM([.A1:.A24])" office:value-type="float" office:value="114.3" calcext:value-type="float">
            <text:p>114.3</text:p>
          </table:table-cell>
          <table:table-cell office:value-type="string" calcext:value-type="string">
            <text:p>watt total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table:formula="of:=[.A25]*60/[.A26]" office:value-type="float" office:value="228.6" calcext:value-type="float">
            <text:p>228.6</text:p>
          </table:table-cell>
          <table:table-cell office:value-type="string" calcext:value-type="string">
            <text:p>WH</text:p>
          </table:table-cell>
          <table:table-cell table:number-columns-repeated="3"/>
        </table:table-row>
        <table:table-row table:style-name="ro1">
          <table:table-cell table:style-name="ce3" table:formula="of:=[.A27]/14.8" office:value-type="float" office:value="15.4459459459459" calcext:value-type="float">
            <text:p>15.4459459459459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4S</text:p>
          </table:table-cell>
          <table:table-cell table:formula="of:=[.A28]/3.3" office:value-type="float" office:value="4.68058968058967" calcext:value-type="float">
            <text:p>4.68058968058967</text:p>
          </table:table-cell>
          <table:table-cell office:value-type="string" calcext:value-type="string">
            <text:p>P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ena</text:p>
          </table:table-cell>
          <table:table-cell office:value-type="string" calcext:value-type="string">
            <text:p>kapacita</text:p>
          </table:table-cell>
        </table:table-row>
        <table:table-row table:style-name="ro1">
          <table:table-cell table:number-columns-repeated="3"/>
          <table:table-cell table:formula="of:=16*236*1.21" office:value-type="float" office:value="4568.96" calcext:value-type="float">
            <text:p>4568.96</text:p>
          </table:table-cell>
          <table:table-cell table:formula="of:=4*3.3" office:value-type="float" office:value="13.2" calcext:value-type="float">
            <text:p>13.2</text:p>
          </table:table-cell>
        </table:table-row>
        <table:table-row table:style-name="ro1">
          <table:table-cell table:number-columns-repeated="3"/>
          <table:table-cell table:formula="of:=20*180*1.21" office:value-type="float" office:value="4356" calcext:value-type="float">
            <text:p>4356</text:p>
          </table:table-cell>
          <table:table-cell table:formula="of:=5*2.85" office:value-type="float" office:value="14.25" calcext:value-type="float">
            <text:p>14.25</text:p>
          </table:table-cell>
        </table:table-row>
        <table:table-row table:style-name="ro1">
          <table:table-cell table:number-columns-repeated="3"/>
          <table:table-cell table:formula="of:=12*180*1.21" office:value-type="float" office:value="2613.6" calcext:value-type="float">
            <text:p>2613.6</text:p>
          </table:table-cell>
          <table:table-cell table:formula="of:=3*2.85" office:value-type="float" office:value="8.55" calcext:value-type="float">
            <text:p>8.55</text:p>
          </table:table-cell>
        </table:table-row>
        <table:table-row table:style-name="ro1">
          <table:table-cell table:number-columns-repeated="3"/>
          <table:table-cell table:formula="of:=16*163*1.21" office:value-type="float" office:value="3155.68" calcext:value-type="float">
            <text:p>3155.68</text:p>
          </table:table-cell>
          <table:table-cell table:formula="of:=4*3.2" office:value-type="float" office:value="12.8" calcext:value-type="float">
            <text:p>12.8</text:p>
          </table:table-cell>
        </table:table-row>
        <table:table-row table:style-name="ro1">
          <table:table-cell table:number-columns-repeated="3"/>
          <table:table-cell table:formula="of:=12*163*1.21" office:value-type="float" office:value="2366.76" calcext:value-type="float">
            <text:p>2366.76</text:p>
          </table:table-cell>
          <table:table-cell table:formula="of:=3*3.2" office:value-type="float" office:value="9.6" calcext:value-type="float">
            <text:p>9.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kkupower</text:p>
          </table:table-cell>
          <table:table-cell table:formula="of:=14.4*11.6/2.79" office:value-type="float" office:value="59.8709677419355" calcext:value-type="float">
            <text:p>59.8709677419355</text:p>
          </table:table-cell>
          <table:table-cell office:value-type="string" calcext:value-type="string">
            <text:p>Wh/k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20:58:39.8376430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9T20:58:42.103516297</meta:creation-date>
    <meta:editing-duration>PT25S</meta:editing-duration>
    <meta:editing-cycles>2</meta:editing-cycles>
    <meta:generator>LibreOffice/6.4.7.2$Linux_X86_64 LibreOffice_project/40$Build-2</meta:generator>
    <dc:date>2021-08-19T20:59:05.175945095</dc:date>
    <meta:document-statistic meta:table-count="1" meta:cell-count="49" meta:object-count="0"/>
  </office:meta>
</office:document-meta>
</file>